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language="ru" fo:country="RU" officeooo:rsid="00166dde" officeooo:paragraph-rsid="00166dde"/>
    </style:style>
    <style:style style:name="P2" style:family="paragraph" style:parent-style-name="Standard">
      <style:paragraph-properties style:writing-mode="lr-tb"/>
      <style:text-properties fo:language="en" fo:country="US" officeooo:rsid="00166dde" officeooo:paragraph-rsid="00166dde"/>
    </style:style>
    <style:style style:name="P3" style:family="paragraph" style:parent-style-name="Standard">
      <style:paragraph-properties fo:break-before="page" style:writing-mode="lr-tb"/>
      <style:text-properties fo:language="ru" fo:country="RU" officeooo:rsid="00166dde" officeooo:paragraph-rsid="00166dde"/>
    </style:style>
    <style:style style:name="T1" style:family="text">
      <style:text-properties fo:language="ru" fo:country="RU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ПИСОК-2016</text:p>
      <text:p text:style-name="P1">Титульная страница</text:p>
      <text:p text:style-name="P3">Оборот титульной страницы и выходные данные</text:p>
      <text:p text:style-name="P1"/>
      <text:p text:style-name="P2">ISSN 2310-4724 <text:span text:style-name="T1">печатная</text:span></text:p>
      <text:p text:style-name="P2"><text:span text:style-name="T1">ISSN 2310-4732 </text:span>Online</text:p>
      <text:p text:style-name="P3">Посвящение</text:p>
      <text:p text:style-name="P3">Оборот посвящени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7cm" fo:margin-bottom="1.7cm" fo:margin-left="1.7cm" fo:margin-right="1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36S</meta:editing-duration>
    <meta:editing-cycles>3</meta:editing-cycles>
    <meta:generator>LibreOffice/5.0.5.2$Windows_x86 LibreOffice_project/55b006a02d247b5f7215fc6ea0fde844b30035b3</meta:generator>
    <dc:date>2016-12-08T13:47:49.060000000</dc:date>
    <meta:document-statistic meta:table-count="0" meta:image-count="0" meta:object-count="0" meta:page-count="4" meta:paragraph-count="7" meta:word-count="18" meta:character-count="143" meta:non-whitespace-character-count="132"/>
    <meta:user-defined meta:name="Info 1"/>
    <meta:user-defined meta:name="Info 2"/>
    <meta:user-defined meta:name="Info 3"/>
    <meta:user-defined meta:name="Info 4"/>
  </office:meta>
</office:document-meta>
</file>